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54c" officeooo:paragraph-rsid="000e054c"/>
    </style:style>
    <style:style style:name="T1" style:family="text">
      <style:text-properties officeooo:rsid="000f5b14"/>
    </style:style>
    <style:style style:name="T2" style:family="text">
      <style:text-properties officeooo:rsid="000fa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Mittwoch Stellvertretend für Freitag</text:p>
      <text:p text:style-name="P1"/>
      <text:p text:style-name="P1">Beginn: 12:00</text:p>
      <text:p text:style-name="P1"/>
      <text:p text:style-name="P1">Ende: <text:span text:style-name="T2">13:45</text:span></text:p>
      <text:p text:style-name="P1"/>
      <text:p text:style-name="P1"/>
      <text:p text:style-name="P1">Heute soll Zugang zum Git von Stadyjl gewährt werden Rückmeldung an PO bis 18:00 gegeben falls bis dahin keiner freigeschaltet wurde wird Mail an Betreuer geschickt und bei anderem Team eingekauft.</text:p>
      <text:p text:style-name="P1"/>
      <text:p text:style-name="P1"/>
      <text:p text:style-name="P1">Validation:</text:p>
      <text:p text:style-name="P1"><text:tab/>- Tests geschrieben</text:p>
      <text:p text:style-name="P1"/>
      <text:p text:style-name="P1"/>
      <text:p text:style-name="P1">Website:</text:p>
      <text:p text:style-name="P1"><text:tab/>- Texte soweit fertig</text:p>
      <text:p text:style-name="P1"><text:tab/>- Bilder des Teams</text:p>
      <text:p text:style-name="P1"><text:tab/></text:p>
      <text:p text:style-name="P1"/>
      <text:p text:style-name="P1">Android </text:p>
      <text:p text:style-name="P1"><text:tab/>- Wartet auf <text:s/>gekauftes Produkt</text:p>
      <text:p text:style-name="P1"/>
      <text:p text:style-name="P1"/>
      <text:p text:style-name="P1">PC</text:p>
      <text:p text:style-name="P1"><text:tab/>- <text:span text:style-name="T1">Anfänge von Drag&amp;Drop für Spieler</text:span></text:p>
      <text:p text:style-name="P1"><text:tab/>- <text:span text:style-name="T1">Spielbeitritt nahtlos aus Lobby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32S</meta:editing-duration>
    <meta:editing-cycles>5</meta:editing-cycles>
    <meta:generator>LibreOffice/5.4.6.2$Windows_X86_64 LibreOffice_project/4014ce260a04f1026ba855d3b8d91541c224eab8</meta:generator>
    <dc:date>2019-01-20T17:15:23.219000000</dc:date>
    <meta:document-statistic meta:table-count="0" meta:image-count="0" meta:object-count="0" meta:page-count="1" meta:paragraph-count="15" meta:word-count="71" meta:character-count="458" meta:non-whitespace-character-count="392"/>
    <meta:user-defined meta:name="Info 1"/>
    <meta:user-defined meta:name="Info 2"/>
    <meta:user-defined meta:name="Info 3"/>
    <meta:user-defined meta:name="Info 4"/>
  </office:meta>
</office:document-meta>
</file>